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caf185" officeooo:paragraph-rsid="00caf185"/>
    </style:style>
    <style:style style:name="P2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c347ea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cb7c63" officeooo:paragraph-rsid="00cb7c63"/>
    </style:style>
    <style:style style:name="P4" style:family="paragraph" style:parent-style-name="Standard">
      <style:text-properties officeooo:rsid="00cb7c63" officeooo:paragraph-rsid="00cce225"/>
    </style:style>
    <style:style style:name="P5" style:family="paragraph" style:parent-style-name="Standard">
      <style:text-properties fo:font-size="18pt" officeooo:rsid="00cb7c63" officeooo:paragraph-rsid="00cb7c63"/>
    </style:style>
    <style:style style:name="P6" style:family="paragraph" style:parent-style-name="Standard">
      <style:text-properties fo:font-size="18pt" officeooo:rsid="00cb7c63" officeooo:paragraph-rsid="00cce225"/>
    </style:style>
    <style:style style:name="P7" style:family="paragraph" style:parent-style-name="Standard">
      <style:text-properties fo:font-size="18pt" officeooo:rsid="00c671c7" officeooo:paragraph-rsid="00c671c7"/>
    </style:style>
    <style:style style:name="P8" style:family="paragraph" style:parent-style-name="Standard">
      <style:text-properties fo:font-size="18pt" officeooo:rsid="00c671c7" officeooo:paragraph-rsid="00cce225"/>
    </style:style>
    <style:style style:name="P9" style:family="paragraph" style:parent-style-name="Standard">
      <style:text-properties fo:font-size="18pt" officeooo:rsid="00caf185" officeooo:paragraph-rsid="00caf185"/>
    </style:style>
    <style:style style:name="P10" style:family="paragraph" style:parent-style-name="Standard">
      <style:text-properties fo:font-size="18pt" officeooo:rsid="00caf185" officeooo:paragraph-rsid="00cce225"/>
    </style:style>
    <style:style style:name="P11" style:family="paragraph" style:parent-style-name="Standard">
      <style:text-properties officeooo:rsid="00cce225" officeooo:paragraph-rsid="00cce225"/>
    </style:style>
    <style:style style:name="P12" style:family="paragraph" style:parent-style-name="Standard">
      <style:text-properties officeooo:paragraph-rsid="00cce225"/>
    </style:style>
    <style:style style:name="P13" style:family="paragraph" style:parent-style-name="Standard">
      <style:text-properties officeooo:rsid="00ce5559" officeooo:paragraph-rsid="00ce5559"/>
    </style:style>
    <style:style style:name="P14" style:family="paragraph" style:parent-style-name="Standard">
      <style:paragraph-properties fo:break-before="column"/>
      <style:text-properties officeooo:rsid="00cce225" officeooo:paragraph-rsid="00cce225"/>
    </style:style>
    <style:style style:name="T1" style:family="text">
      <style:text-properties fo:font-size="18pt" officeooo:rsid="00c671c7"/>
    </style:style>
    <style:style style:name="T2" style:family="text">
      <style:text-properties fo:font-size="18pt" officeooo:rsid="00caf185"/>
    </style:style>
    <style:style style:name="T3" style:family="text">
      <style:text-properties officeooo:rsid="00caf185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5385*" fo:start-indent="0cm" fo:end-indent="0.499cm"/>
          <style:column style:rel-width="5387*" fo:start-indent="0.49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bres Entiers et décimaux</text:p>
      <text:p text:style-name="Standard"/>
      <text:section text:style-name="Sect1" text:name="Section1">
        <text:p text:style-name="P12"><text:span text:style-name="T1">Di</text:span><text:span text:style-name="T2">zaines, milliers,...</text:span></text:p>
        <text:p text:style-name="P6"><text:span text:style-name="T3">p</text:span>38 : 2, 3, 4, 7, 8, 9</text:p>
        <text:p text:style-name="P6">p39 : 19, 24</text:p>
        <text:p text:style-name="P4">p42 : 58, 61</text:p>
        <text:p text:style-name="P4"/>
        <text:p text:style-name="P10">Zéros inutiles</text:p>
        <text:p text:style-name="P6">p38 : 5, 6</text:p>
        <text:p text:style-name="P6">p42 : 54</text:p>
        <text:p text:style-name="P8"/>
        <text:p text:style-name="P6">Entiers et décimaux</text:p>
        <text:p text:style-name="P6">p39 : 20</text:p>
        <text:p text:style-name="P6">p40 : 31</text:p>
        <text:p text:style-name="P6"/>
        <text:p text:style-name="P10">Fractions décimales</text:p>
        <text:p text:style-name="P6">p39 : 12, 13, 14, 21, 22</text:p>
        <text:p text:style-name="P8"/>
        <text:p text:style-name="P6">Différentes écritures d’un nombre</text:p>
        <text:p text:style-name="P6">p39 : 15, 16, 17, 25</text:p>
        <text:p text:style-name="P6">p42 : 59</text:p>
        <text:p text:style-name="P10"/>
        <text:p text:style-name="P10">Abscisse d’un point</text:p>
        <text:p text:style-name="P6">p40 : 35</text:p>
        <text:p text:style-name="P6">p41 : 41,42</text:p>
        <text:p text:style-name="P6">p43 : 69, 70, 72, 73</text:p>
        <text:p text:style-name="P10"/>
        <text:p text:style-name="P10">Comparer des décimaux</text:p>
        <text:p text:style-name="P6">p40 : 27, 28, 29, 30</text:p>
        <text:p text:style-name="P6">p41 : 36, 43, 45</text:p>
        <text:p text:style-name="P6">p43 : 62, 71</text:p>
        <text:p text:style-name="P10"/>
        <text:p text:style-name="P10">Valeurs approchées</text:p>
        <text:p text:style-name="P11">p41 : 39, 46</text:p>
        <text:p text:style-name="P11">p43 : 67, 68</text:p>
        <text:p text:style-name="P11"/>
        <text:p text:style-name="P11"/>
        <text:p text:style-name="P14">Fin de chapitre</text:p>
        <text:p text:style-name="P13">p45 : 80</text:p>
        <text:p text:style-name="P13">p46 : 88, 89</text:p>
        <text:p text:style-name="P13">p47 : 90</text:p>
        <text:p text:style-name="P13"/>
        <text:p text:style-name="P13">Défis</text:p>
        <text:p text:style-name="P13">p48 : 94, 96</text:p>
        <text:p text:style-name="P13">p49 : 99, 100, 101</text:p>
        <text:p text:style-name="P13"/>
        <text:p text:style-name="P13">Logiciels</text:p>
        <text:p text:style-name="P13">p51 : 2, 3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6H9M42S</meta:editing-duration>
    <meta:editing-cycles>156</meta:editing-cycles>
    <meta:generator>LibreOffice/6.4.7.2$Linux_X86_64 LibreOffice_project/40$Build-2</meta:generator>
    <meta:initial-creator>Véronique et Thibaud FONTANET</meta:initial-creator>
    <dc:date>2022-09-13T21:21:57.813495634</dc:date>
    <meta:document-statistic meta:table-count="0" meta:image-count="0" meta:object-count="0" meta:page-count="1" meta:paragraph-count="36" meta:word-count="133" meta:character-count="532" meta:non-whitespace-character-count="435"/>
  </office:meta>
</office:document-meta>
</file>